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2">
      <style:text-properties style:font-name="Arial"/>
    </style:style>
    <style:style style:name="P4" style:family="paragraph" style:parent-style-name="Standard" style:list-style-name="L4">
      <style:text-properties style:font-name="Arial"/>
    </style:style>
    <style:style style:name="P5" style:family="paragraph" style:parent-style-name="Standard" style:list-style-name="L5">
      <style:text-properties style:font-name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éléments graphiques</text:p>
      <text:p text:style-name="P1"/>
      <text:p text:style-name="P1">Décors naturels :</text:p>
      <text:p text:style-name="P1"/>
      <text:list xml:id="list5853573783633630275" text:style-name="L1">
        <text:list-item>
          <text:p text:style-name="P2">background (terre)</text:p>
        </text:list-item>
        <text:list-item>
          <text:p text:style-name="P2">herbe</text:p>
        </text:list-item>
        <text:list-item>
          <text:p text:style-name="P2">pierre</text:p>
        </text:list-item>
        <text:list-item>
          <text:p text:style-name="P2">sable</text:p>
        </text:list-item>
        <text:list-item>
          <text:p text:style-name="P2">eau</text:p>
        </text:list-item>
        <text:list-item>
          <text:p text:style-name="P2">arbres</text:p>
        </text:list-item>
        <text:list-item>
          <text:p text:style-name="P2">végétation sol</text:p>
        </text:list-item>
      </text:list>
      <text:p text:style-name="P1"/>
      <text:p text:style-name="P1">Infrastructure ville</text:p>
      <text:p text:style-name="P1"/>
      <text:list xml:id="list7796905708365107604" text:style-name="L2">
        <text:list-item>
          <text:p text:style-name="P3">trottoirs + angles</text:p>
        </text:list-item>
        <text:list-item>
          <text:p text:style-name="P3">murets + angles</text:p>
        </text:list-item>
        <text:list-item>
          <text:p text:style-name="P3">routes + carrefours</text:p>
        </text:list-item>
        <text:list-item>
          <text:p text:style-name="P3">chemin de terre + carrefours</text:p>
        </text:list-item>
        <text:list-item>
          <text:p text:style-name="P3">parkings</text:p>
        </text:list-item>
      </text:list>
      <text:p text:style-name="P1"/>
      <text:p text:style-name="P1">Marquage au sol  et texture du sol:</text:p>
      <text:p text:style-name="P1"/>
      <text:list xml:id="list3912735497663908702" text:style-name="L4">
        <text:list-item>
          <text:p text:style-name="P4">flèches de direction</text:p>
        </text:list-item>
        <text:list-item>
          <text:p text:style-name="P4">passage piéton</text:p>
        </text:list-item>
        <text:list-item>
          <text:p text:style-name="P4">ligne stop</text:p>
        </text:list-item>
        <text:list-item>
          <text:p text:style-name="P4">marquage attention école</text:p>
        </text:list-item>
        <text:list-item>
          <text:p text:style-name="P4">lignes de milieu de route (prévoir chaque type de route avec ligne (voir exemple 1))</text:p>
        </text:list-item>
        <text:list-item>
          <text:p text:style-name="P4">nids de poule</text:p>
        </text:list-item>
        <text:list-item>
          <text:p text:style-name="P4">texture végétation sur route</text:p>
        </text:list-item>
        <text:list-item>
          <text:p text:style-name="P4">texture route + terre (route salie)</text:p>
        </text:list-item>
      </text:list>
      <text:p text:style-name="P1"/>
      <text:p text:style-name="P1">Mobilier urbain : </text:p>
      <text:p text:style-name="P1"/>
      <text:list xml:id="list6391002883454020405" text:style-name="L5">
        <text:list-item>
          <text:p text:style-name="P5">poubelles</text:p>
        </text:list-item>
        <text:list-item>
          <text:p text:style-name="P5">boites postales</text:p>
        </text:list-item>
        <text:list-item>
          <text:p text:style-name="P5">bancs ville et bancs campagne</text:p>
        </text:list-item>
        <text:list-item>
          <text:p text:style-name="P5">arrêts de bus</text:p>
        </text:list-item>
        <text:list-item>
          <text:p text:style-name="P5">panneau routier et feux de circulations</text:p>
        </text:list-item>
        <text:list-item>
          <text:p text:style-name="P5">lampadaires</text:p>
        </text:list-item>
      </text:list>
      <text:p text:style-name="P1"/>
      <text:p text:style-name="P1">Bâtiments</text:p>
      <text:p text:style-name="P1"/>
      <text:p text:style-name="P1">Maison &amp; immeubles (voir annexe 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5T15:48:23.02</meta:creation-date>
    <dc:date>2016-07-05T17:57:19.57</dc:date>
    <meta:editing-duration>PT1H38M1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3" meta:word-count="132" meta:character-count="677"/>
  </office:meta>
</office:document-meta>
</file>